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6.995cm" fo:margin-top="0cm" fo:margin-bottom="0.25cm" table:align="left"/>
    </style:style>
    <style:style style:name="Tabla1.A" style:family="table-column">
      <style:table-column-properties style:column-width="4.193cm"/>
    </style:style>
    <style:style style:name="Tabla1.B" style:family="table-column">
      <style:table-column-properties style:column-width="12.802cm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.B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 style:list-style-name="">
      <style:text-properties officeooo:rsid="0019f447" officeooo:paragraph-rsid="0019f447"/>
    </style:style>
    <style:style style:name="P2" style:family="paragraph" style:parent-style-name="Table">
      <style:paragraph-properties fo:keep-with-next="always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d8df8" officeooo:paragraph-rsid="001d8df8" style:font-weight-asian="bold" style:font-weight-complex="bold"/>
    </style:style>
    <style:style style:name="P4" style:family="paragraph" style:parent-style-name="Table_20_Contents">
      <style:text-properties fo:font-style="italic" fo:font-weight="bold" officeooo:rsid="001d8df8" officeooo:paragraph-rsid="001d8df8" style:font-style-asian="italic" style:font-weight-asian="bold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fo:font-style="italic" officeooo:rsid="001c5fe0" officeooo:paragraph-rsid="001c5fe0" style:font-style-asian="italic" style:font-style-complex="italic"/>
    </style:style>
    <style:style style:name="P7" style:family="paragraph" style:parent-style-name="Text_20_body">
      <style:text-properties officeooo:rsid="001d8df8" officeooo:paragraph-rsid="001d8df8"/>
    </style:style>
    <style:style style:name="P8" style:family="paragraph" style:parent-style-name="Text_20_body">
      <style:text-properties officeooo:rsid="001f2286" officeooo:paragraph-rsid="001f2286"/>
    </style:style>
    <style:style style:name="P9" style:family="paragraph" style:parent-style-name="Heading_20_2">
      <style:text-properties officeooo:rsid="001f2286" officeooo:paragraph-rsid="001f2286"/>
    </style:style>
    <style:style style:name="P10" style:family="paragraph" style:parent-style-name="Text_20_body">
      <style:text-properties fo:language="es" fo:country="ES" officeooo:rsid="002018cb" officeooo:paragraph-rsid="002018cb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Text_20_body">
      <style:text-properties officeooo:rsid="0018363c" officeooo:paragraph-rsid="0018363c"/>
    </style:style>
    <style:style style:name="P13" style:family="paragraph" style:parent-style-name="Text_20_body">
      <style:text-properties officeooo:rsid="0018483b" officeooo:paragraph-rsid="0018483b"/>
    </style:style>
    <style:style style:name="P14" style:family="paragraph" style:parent-style-name="Heading_20_3">
      <style:text-properties officeooo:paragraph-rsid="0018363c"/>
    </style:style>
    <style:style style:name="P15" style:family="paragraph" style:parent-style-name="Text_20_body">
      <style:text-properties officeooo:paragraph-rsid="0018363c"/>
    </style:style>
    <style:style style:name="T1" style:family="text">
      <style:text-properties officeooo:rsid="001b19ed"/>
    </style:style>
    <style:style style:name="T2" style:family="text">
      <style:text-properties officeooo:rsid="001d8df8"/>
    </style:style>
    <style:style style:name="T3" style:family="text">
      <style:text-properties officeooo:rsid="001c5fe0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language="it" fo:country="IT"/>
    </style:style>
    <style:style style:name="T6" style:family="text">
      <style:text-properties officeooo:rsid="002018cb"/>
    </style:style>
    <style:style style:name="T7" style:family="text">
      <style:text-properties officeooo:rsid="0018363c"/>
    </style:style>
    <style:style style:name="T8" style:family="text">
      <style:text-properties officeooo:rsid="00239782"/>
    </style:style>
    <style:style style:name="T9" style:family="text">
      <style:text-properties officeooo:rsid="0018da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4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lass _Pieza<text:span text:style-name="T1">Movil</text:span> :</text:h>
      <text:p text:style-name="Text_20_body">Es la clase superior <text:span text:style-name="T1">de todos los objetos móviles. Cuando nos referimos a una pieza móvil, significa que en su interior tiene métodos que le permite realizar pasos.</text:span></text:p>
      <text:h text:style-name="Heading_20_2" text:outline-level="2">Atributos</text:h>
      <text:h text:style-name="Heading_20_3" text:outline-level="3">_estado: str = None</text:h>
      <text:p text:style-name="Text_20_body"><text:span text:style-name="T2">V</text:span>alor del estado del dado. Los estados son los siguientes:</text:p>
      <text:p text:style-name="P2">Tabla <text:sequence text:ref-name="refTable0" text:name="Table" text:formula="ooow:Table+1" style:num-format="1">1</text:sequence>. “<text:span text:style-name="T3">Estados de los dados</text:span>”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Estado</text:p>
          </table:table-cell>
          <table:table-cell table:style-name="Tabla1.B1" office:value-type="string">
            <text:p text:style-name="P4">Descripción</text:p>
          </table:table-cell>
        </table:table-row>
        <table:table-row>
          <table:table-cell table:style-name="Tabla1.A2" office:value-type="string">
            <text:p text:style-name="P5">‘<text:span text:style-name="T3">env</text:span>’</text:p>
          </table:table-cell>
          <table:table-cell table:style-name="Tabla1.B2" office:value-type="string">
            <text:p text:style-name="P6">Estado Normal de Valores<text:span text:style-name="T4"> – Especifica que todas sus caras tiene valores positivos y que son únicos.</text:span></text:p>
          </table:table-cell>
        </table:table-row>
        <table:table-row>
          <table:table-cell table:style-name="Tabla1.A2" office:value-type="string">
            <text:p text:style-name="P5">‘<text:span text:style-name="T3">emv</text:span>’</text:p>
          </table:table-cell>
          <table:table-cell table:style-name="Tabla1.B3" office:value-type="string">
            <text:p text:style-name="P6">Estado Modificado de Valores<text:span text:style-name="T4"> – Especifica que alguna de sus caras contiene un valor no positivo o repetido.</text:span></text:p>
          </table:table-cell>
        </table:table-row>
      </table:table>
      <text:h text:style-name="Heading_20_3" text:outline-level="3">coord: tuple [ int, int ] <text:span text:style-name="T2">= None</text:span></text:h>
      <text:p text:style-name="P7">Contiene las coordenadas del dado sobre el tablero.</text:p>
      <text:h text:style-name="Heading_20_3" text:outline-level="3">cantidad_caras: int = None</text:h>
      <text:p text:style-name="P8">Valor del total de caras sin importar el valor que se muestre en ellas.</text:p>
      <text:h text:style-name="Heading_20_3" text:outline-level="3">cond_captura: int = None</text:h>
      <text:p text:style-name="P8">Valor de las coordenadas (1,1) del dado. Estas coordenadas serán muy importantes para el desarrollo del juego.</text:p>
      <text:h text:style-name="P9" text:outline-level="2">gCoord (self, rango: int <text:span text:style-name="T5">| tuple[ int, int ]</text:span>) → tuple[ int, int ]</text:h>
      <text:p text:style-name="P10">Se encarga de generar las coordenadas de cualquier pieza móvil.</text:p>
      <text:h text:style-name="Heading_20_2" text:outline-level="2">UnPaso (<text:span text:style-name="T6">self, </text:span>)</text:h>
      <text:p text:style-name="Text_20_body">...</text:p>
      <text:h text:style-name="P11" text:outline-level="1"><text:span text:style-name="T7">c</text:span>lass Dado ( _Pieza<text:span text:style-name="T8">Movil</text:span> ):</text:h>
      <text:p text:style-name="P12">Implementa la pieza principal de cada jugador.</text:p>
      <text:h text:style-name="Heading_20_2" text:outline-level="2">Atributos <text:span text:style-name="T7">Primarios</text:span></text:h>
      <text:p text:style-name="P12">Son aquellos atributos que contienen valores propios o que dichos valores no dependen de atributos primarios.</text:p>
      <text:h text:style-name="Heading_20_3" text:outline-level="3">cantidad_caras = 5</text:h>
      <text:p text:style-name="P13">El atributo ‘Cantidad de Caras’ monitorea la cantidad de caras que contienen un valor en la pieza. Para ver más información con respecto a las piezas clicar <text:a xlink:type="simple" xlink:href="../piezas.odt#2.Dado%7Coutline" text:style-name="Internet_20_link" text:visited-style-name="Visited_20_Internet_20_Link">aquí</text:a>.</text:p>
      <text:h text:style-name="P14" text:outline-level="3">valores_cara : ‘<text:span text:style-name="T9">f1’ </text:span>= _valores[1]</text:h>
      <text:p text:style-name="P15"/>
      <text:h text:style-name="Heading_20_2" text:outline-level="2">Atributos Secundarios</text:h>
      <text:p text:style-name="P12">Son aquellos atributos que dependen de atributos primarios.</text:p>
      <text:h text:style-name="P14" text:outline-level="3">cond_captura = valores_cara[1][1]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Consolas" fo:font-family="Consolas" style:font-style-name="Normal" style:font-family-generic="modern" style:font-pitch="fixed" fo:font-size="18pt" fo:font-weight="normal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Consolas" fo:font-family="Consolas" style:font-style-name="Normal" style:font-family-generic="modern" style:font-pitch="fixed" fo:font-size="14pt" fo:font-weight="normal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orenzo Antonio Pérez Carballo</meta:initial-creator>
    <meta:creation-date>2024-12-05T10:15:51.172000000</meta:creation-date>
    <dc:date>2024-12-05T19:53:36.196000000</dc:date>
    <dc:creator>Lorenzo Antonio Pérez Carballo</dc:creator>
    <meta:editing-duration>PT1H11M47S</meta:editing-duration>
    <meta:editing-cycles>10</meta:editing-cycles>
    <meta:generator>LibreOffice/24.8.3.2$Windows_X86_64 LibreOffice_project/48a6bac9e7e268aeb4c3483fcf825c94556d9f92</meta:generator>
    <meta:print-date>2024-12-05T19:52:23.738000000</meta:print-date>
    <meta:printed-by>Archivos PDF: Lorenzo Antonio Pérez Carballo</meta:printed-by>
    <meta:document-statistic meta:table-count="1" meta:image-count="0" meta:object-count="0" meta:page-count="2" meta:paragraph-count="32" meta:word-count="251" meta:character-count="1520" meta:non-whitespace-character-count="1299"/>
  </office:meta>
</office:document-meta>
</file>